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RiskAssessment" style:family="table" style:master-page-name="Landscape">
      <style:table-properties style:width="10.1181in" style:page-number="auto" table:align="margins"/>
    </style:style>
    <style:style style:name="RiskAssessment.A" style:family="table-column">
      <style:table-column-properties style:column-width="1.8861in" style:rel-column-width="12216*"/>
    </style:style>
    <style:style style:name="RiskAssessment.B" style:family="table-column">
      <style:table-column-properties style:column-width="0.8222in" style:rel-column-width="5325*"/>
    </style:style>
    <style:style style:name="RiskAssessment.C" style:family="table-column">
      <style:table-column-properties style:column-width="0.6458in" style:rel-column-width="4183*"/>
    </style:style>
    <style:style style:name="RiskAssessment.D" style:family="table-column">
      <style:table-column-properties style:column-width="3.9688in" style:rel-column-width="25705*"/>
    </style:style>
    <style:style style:name="RiskAssessment.E" style:family="table-column">
      <style:table-column-properties style:column-width="1.0417in" style:rel-column-width="6746*"/>
    </style:style>
    <style:style style:name="RiskAssessment.F" style:family="table-column">
      <style:table-column-properties style:column-width="1.7542in" style:rel-column-width="11360*"/>
    </style:style>
    <style:style style:name="RiskAssessment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RiskAssessment.F1" style:family="table-cell">
      <style:table-cell-properties fo:padding="0.0382in" fo:border="0.0007in solid #000000"/>
    </style:style>
    <style:style style:name="RiskAssessment.A2" style:family="table-cell">
      <style:table-cell-properties fo:padding="0.0382in" fo:border-left="0.0007in solid #000000" fo:border-right="none" fo:border-top="none" fo:border-bottom="0.0007in solid #000000"/>
    </style:style>
    <style:style style:name="RiskAssessment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ests" style:family="table">
      <style:table-properties style:width="10.1181in" fo:break-before="page" table:align="margins"/>
    </style:style>
    <style:style style:name="Tests.A" style:family="table-column">
      <style:table-column-properties style:column-width="2.5292in" style:rel-column-width="16383*"/>
    </style:style>
    <style:style style:name="Tests.D" style:family="table-column">
      <style:table-column-properties style:column-width="2.5299in" style:rel-column-width="16386*"/>
    </style:style>
    <style:style style:name="Test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ests.D1" style:family="table-cell">
      <style:table-cell-properties fo:padding="0.0382in" fo:border="0.0007in solid #000000"/>
    </style:style>
    <style:style style:name="Tests.A2" style:family="table-cell">
      <style:table-cell-properties fo:padding="0.0382in" fo:border-left="0.0007in solid #000000" fo:border-right="none" fo:border-top="none" fo:border-bottom="0.0007in solid #000000"/>
    </style:style>
    <style:style style:name="Tests.D2" style:family="table-cell">
      <style:table-cell-properties fo:padding="0.0382in" fo:border-left="0.0007in solid #000000" fo:border-right="0.0007in solid #000000" fo:border-top="none" fo:border-bottom="0.0007in solid 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RiskAssessment" table:style-name="RiskAssessment">
        <table:table-column table:style-name="RiskAssessment.A"/>
        <table:table-column table:style-name="RiskAssessment.B"/>
        <table:table-column table:style-name="RiskAssessment.C"/>
        <table:table-column table:style-name="RiskAssessment.D"/>
        <table:table-column table:style-name="RiskAssessment.E"/>
        <table:table-column table:style-name="RiskAssessment.F"/>
        <table:table-row>
          <table:table-cell table:style-name="RiskAssessment.A1" office:value-type="string">
            <text:p text:style-name="Table_20_Contents">Risk</text:p>
          </table:table-cell>
          <table:table-cell table:style-name="RiskAssessment.A1" office:value-type="string">
            <text:p text:style-name="Table_20_Contents">Likelihood</text:p>
          </table:table-cell>
          <table:table-cell table:style-name="RiskAssessment.A1" office:value-type="string">
            <text:p text:style-name="Table_20_Contents">Impact</text:p>
          </table:table-cell>
          <table:table-cell table:style-name="RiskAssessment.A1" office:value-type="string">
            <text:p text:style-name="Table_20_Contents">Potential Consequences</text:p>
          </table:table-cell>
          <table:table-cell table:style-name="RiskAssessment.A1" office:value-type="string">
            <text:p text:style-name="Table_20_Contents">Action</text:p>
          </table:table-cell>
          <table:table-cell table:style-name="RiskAssessment.F1" office:value-type="string">
            <text:p text:style-name="Table_20_Contents">Responsibilities</text:p>
          </table:table-cell>
        </table:table-row>
        <table:table-row>
          <table:table-cell table:style-name="RiskAssessment.A2" office:value-type="string">
            <text:p text:style-name="Table_20_Contents">Entering nonsense</text:p>
          </table:table-cell>
          <table:table-cell table:style-name="RiskAssessment.A2" office:value-type="string">
            <text:p text:style-name="Table_20_Contents">Low</text:p>
          </table:table-cell>
          <table:table-cell table:style-name="RiskAssessment.A2" office:value-type="string">
            <text:p text:style-name="Table_20_Contents">Low</text:p>
          </table:table-cell>
          <table:table-cell table:style-name="RiskAssessment.A2" office:value-type="string">
            <text:p text:style-name="Table_20_Contents">This is highly unlikely to happen, as all of the data that's input is automated, and there's no way for users to easily enter data.</text:p>
          </table:table-cell>
          <table:table-cell table:style-name="RiskAssessment.A2" office:value-type="string">
            <text:p text:style-name="Table_20_Contents">N/A</text:p>
          </table:table-cell>
          <table:table-cell table:style-name="RiskAssessment.F2" office:value-type="string">
            <text:p text:style-name="Table_20_Contents">None</text:p>
          </table:table-cell>
        </table:table-row>
        <table:table-row>
          <table:table-cell table:style-name="RiskAssessment.A2" office:value-type="string">
            <text:p text:style-name="Table_20_Contents">Data breach/leak</text:p>
          </table:table-cell>
          <table:table-cell table:style-name="RiskAssessment.A2" office:value-type="string">
            <text:p text:style-name="Table_20_Contents">Low</text:p>
          </table:table-cell>
          <table:table-cell table:style-name="RiskAssessment.A2" office:value-type="string">
            <text:p text:style-name="Table_20_Contents">Low</text:p>
          </table:table-cell>
          <table:table-cell table:style-name="RiskAssessment.A2" office:value-type="string">
            <text:p text:style-name="Table_20_Contents">Because there's no confidential data being stored, a data leak wouldn't cause any issues really.</text:p>
          </table:table-cell>
          <table:table-cell table:style-name="RiskAssessment.A2" office:value-type="string">
            <text:p text:style-name="Table_20_Contents">N/A</text:p>
          </table:table-cell>
          <table:table-cell table:style-name="RiskAssessment.F2" office:value-type="string">
            <text:p text:style-name="Table_20_Contents">None</text:p>
          </table:table-cell>
        </table:table-row>
        <table:table-row>
          <table:table-cell table:style-name="RiskAssessment.A2" office:value-type="string">
            <text:p text:style-name="Table_20_Contents">Database being accidentally erased</text:p>
          </table:table-cell>
          <table:table-cell table:style-name="RiskAssessment.A2" office:value-type="string">
            <text:p text:style-name="Table_20_Contents">Low</text:p>
          </table:table-cell>
          <table:table-cell table:style-name="RiskAssessment.A2" office:value-type="string">
            <text:p text:style-name="Table_20_Contents">Low</text:p>
          </table:table-cell>
          <table:table-cell table:style-name="RiskAssessment.A2" office:value-type="string">
            <text:p text:style-name="Table_20_Contents">There's no real data that's being stored currently, just previously made models. If they were deleted it wouldn't really be a problem. A bigger problem would be if some of the classes or races were deleted and it wasn't noticed, but as soon as it's noticed the database can be quickly rebuilt.</text:p>
          </table:table-cell>
          <table:table-cell table:style-name="RiskAssessment.A2" office:value-type="string">
            <text:p text:style-name="Table_20_Contents">N/A</text:p>
          </table:table-cell>
          <table:table-cell table:style-name="RiskAssessment.F2" office:value-type="string">
            <text:p text:style-name="Table_20_Contents">Ensure that the database cannot be easily deleted.</text:p>
          </table:table-cell>
        </table:table-row>
        <table:table-row>
          <table:table-cell table:style-name="RiskAssessment.A2" office:value-type="string">
            <text:p text:style-name="Table_20_Contents">Data being deleted</text:p>
          </table:table-cell>
          <table:table-cell table:style-name="RiskAssessment.A2" office:value-type="string">
            <text:p text:style-name="Table_20_Contents">Low</text:p>
          </table:table-cell>
          <table:table-cell table:style-name="RiskAssessment.A2" office:value-type="string">
            <text:p text:style-name="Table_20_Contents">Low</text:p>
          </table:table-cell>
          <table:table-cell table:style-name="RiskAssessment.A2" office:value-type="string">
            <text:p text:style-name="Table_20_Contents">There's currently no way to delete data through the program, and as such this isn't really much of an issue.</text:p>
          </table:table-cell>
          <table:table-cell table:style-name="RiskAssessment.A2" office:value-type="string">
            <text:p text:style-name="Table_20_Contents">Ensure that unauthorised users cannot log onto the database</text:p>
          </table:table-cell>
          <table:table-cell table:style-name="RiskAssessment.F2" office:value-type="string">
            <text:p text:style-name="Table_20_Contents">Ensure that only authorized users can edit and delete the data from the database</text:p>
          </table:table-cell>
        </table:table-row>
        <table:table-row>
          <table:table-cell table:style-name="RiskAssessment.A2" office:value-type="string">
            <text:p text:style-name="Table_20_Contents">Database/app going offline</text:p>
          </table:table-cell>
          <table:table-cell table:style-name="RiskAssessment.A2" office:value-type="string">
            <text:p text:style-name="Table_20_Contents">Low</text:p>
          </table:table-cell>
          <table:table-cell table:style-name="RiskAssessment.A2" office:value-type="string">
            <text:p text:style-name="Table_20_Contents">High</text:p>
          </table:table-cell>
          <table:table-cell table:style-name="RiskAssessment.A2" office:value-type="string">
            <text:p text:style-name="Table_20_Contents">If the database or app goes offline, nobody will be able to access it, rendering it useless.</text:p>
          </table:table-cell>
          <table:table-cell table:style-name="RiskAssessment.A2" office:value-type="string">
            <text:p text:style-name="Table_20_Contents">N/A</text:p>
          </table:table-cell>
          <table:table-cell table:style-name="RiskAssessment.F2" office:value-type="string">
            <text:p text:style-name="Table_20_Contents">As it's all hosted on GCP, it's unlikely to go down, and if it does it'll be back up quickly thanks to Googles extensive network and backup systems.</text:p>
          </table:table-cell>
        </table:table-row>
        <table:table-row>
          <table:table-cell table:style-name="RiskAssessment.A2" office:value-type="string">
            <text:p text:style-name="Table_20_Contents">Developer(s) getting ill during development</text:p>
          </table:table-cell>
          <table:table-cell table:style-name="RiskAssessment.A2" office:value-type="string">
            <text:p text:style-name="Table_20_Contents">Medium</text:p>
          </table:table-cell>
          <table:table-cell table:style-name="RiskAssessment.A2" office:value-type="string">
            <text:p text:style-name="Table_20_Contents">High</text:p>
          </table:table-cell>
          <table:table-cell table:style-name="RiskAssessment.A2" office:value-type="string">
            <text:p text:style-name="Table_20_Contents">If a developer gets ill during development, it will likely delay development, especially if it's a specialist developer who gets ill.</text:p>
          </table:table-cell>
          <table:table-cell table:style-name="RiskAssessment.A2" office:value-type="string">
            <text:p text:style-name="Table_20_Contents">N/A</text:p>
          </table:table-cell>
          <table:table-cell table:style-name="RiskAssessment.F2" office:value-type="string">
            <text:p text:style-name="Table_20_Contents">Follow current government guidelines concerning the current pandemic, and work from home where possible.</text:p>
          </table:table-cell>
        </table:table-row>
      </table:table>
      <text:p text:style-name="Standard"/>
      <table:table table:name="Tests" table:style-name="Tests">
        <table:table-column table:style-name="Tests.A" table:number-columns-repeated="3"/>
        <table:table-column table:style-name="Tests.D"/>
        <table:table-row>
          <table:table-cell table:style-name="Tests.A1" office:value-type="string">
            <text:p text:style-name="Table_20_Contents">Test</text:p>
          </table:table-cell>
          <table:table-cell table:style-name="Tests.A1" office:value-type="string">
            <text:p text:style-name="Table_20_Contents">Predicted outcome</text:p>
          </table:table-cell>
          <table:table-cell table:style-name="Tests.A1" office:value-type="string">
            <text:p text:style-name="Table_20_Contents">Actual outcome</text:p>
          </table:table-cell>
          <table:table-cell table:style-name="Tests.D1" office:value-type="string">
            <text:p text:style-name="Table_20_Contents">Required action</text:p>
          </table:table-cell>
        </table:table-row>
        <table:table-row>
          <table:table-cell table:style-name="Tests.A2" office:value-type="string">
            <text:p text:style-name="Table_20_Contents">Access Service 1</text:p>
          </table:table-cell>
          <table:table-cell table:style-name="Tests.A2" office:value-type="string">
            <text:p text:style-name="Table_20_Contents">Code 200 returned</text:p>
          </table:table-cell>
          <table:table-cell table:style-name="Tests.A2" office:value-type="string">
            <text:p text:style-name="Table_20_Contents">Code 200 returned</text:p>
          </table:table-cell>
          <table:table-cell table:style-name="Tests.D2" office:value-type="string">
            <text:p text:style-name="Table_20_Contents">None</text:p>
          </table:table-cell>
        </table:table-row>
        <table:table-row>
          <table:table-cell table:style-name="Tests.A2" office:value-type="string">
            <text:p text:style-name="Table_20_Contents">Access Service 2</text:p>
          </table:table-cell>
          <table:table-cell table:style-name="Tests.A2" office:value-type="string">
            <text:p text:style-name="Table_20_Contents">Code 200 returned</text:p>
          </table:table-cell>
          <table:table-cell table:style-name="Tests.A2" office:value-type="string">
            <text:p text:style-name="Table_20_Contents">Code 200 returned</text:p>
          </table:table-cell>
          <table:table-cell table:style-name="Tests.D2" office:value-type="string">
            <text:p text:style-name="Table_20_Contents">None</text:p>
          </table:table-cell>
        </table:table-row>
        <table:table-row>
          <table:table-cell table:style-name="Tests.A2" office:value-type="string">
            <text:p text:style-name="Table_20_Contents">Access Service 3</text:p>
          </table:table-cell>
          <table:table-cell table:style-name="Tests.A2" office:value-type="string">
            <text:p text:style-name="Table_20_Contents">Code 200 returned</text:p>
          </table:table-cell>
          <table:table-cell table:style-name="Tests.A2" office:value-type="string">
            <text:p text:style-name="Table_20_Contents">Code 200 returned</text:p>
          </table:table-cell>
          <table:table-cell table:style-name="Tests.D2" office:value-type="string">
            <text:p text:style-name="Table_20_Contents">None</text:p>
          </table:table-cell>
        </table:table-row>
        <table:table-row>
          <table:table-cell table:style-name="Tests.A2" office:value-type="string">
            <text:p text:style-name="Table_20_Contents">Access Service 4</text:p>
          </table:table-cell>
          <table:table-cell table:style-name="Tests.A2" office:value-type="string">
            <text:p text:style-name="Table_20_Contents">Code 200 returned</text:p>
          </table:table-cell>
          <table:table-cell table:style-name="Tests.A2" office:value-type="string">
            <text:p text:style-name="Table_20_Contents">Code 200 returned</text:p>
          </table:table-cell>
          <table:table-cell table:style-name="Tests.D2" office:value-type="string">
            <text:p text:style-name="Table_20_Contents">None</text:p>
          </table:table-cell>
        </table:table-row>
        <table:table-row>
          <table:table-cell table:style-name="Tests.A2" office:value-type="string">
            <text:p text:style-name="Table_20_Contents">Check that service 1 processes the different classes and races correctly</text:p>
          </table:table-cell>
          <table:table-cell table:style-name="Tests.A2" office:value-type="string">
            <text:p text:style-name="Table_20_Contents">Service one deals with the outcome of service 4 appropriately</text:p>
          </table:table-cell>
          <table:table-cell table:style-name="Tests.A2" office:value-type="string">
            <text:p text:style-name="Table_20_Contents">Service one deals with the outcome of service 4 appropriately</text:p>
          </table:table-cell>
          <table:table-cell table:style-name="Tests.D2" office:value-type="string">
            <text:p text:style-name="Table_20_Contents">Non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7-07T11:38:05.12</meta:creation-date>
    <dc:date>2020-09-01T00:04:31.61</dc:date>
    <meta:editing-duration>P9DT15H6M20S</meta:editing-duration>
    <meta:editing-cycles>3</meta:editing-cycles>
    <meta:generator>OpenOffice/4.1.5$Win32 OpenOffice.org_project/415m1$Build-9789</meta:generator>
    <meta:document-statistic meta:table-count="2" meta:image-count="0" meta:object-count="0" meta:page-count="2" meta:paragraph-count="66" meta:word-count="347" meta:character-count="2040"/>
  </office:meta>
</office:document-meta>
</file>